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eDocMaker.getDocSt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neDocMaker.resetInpu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neDocMaker.getNextDo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State.Doc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LineDocMaker.makeDocumen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LineDocMaker.numUniqueTex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DocMaker.makeDocument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State.setFields( String lin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ineDocMaker.setConfig( 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eDocMaker.openFi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